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3" style:family="table-cell" style:parent-style-name="Default">
      <style:table-cell-properties fo:padding="2.0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row table:style-name="ro1">
          <table:table-cell table:style-name="Default" office:value-type="string" calcext:value-type="string">
            <text:p>Depth</text:p>
          </table:table-cell>
          <table:table-cell table:style-name="Default" office:value-type="string" calcext:value-type="string">
            <text:p>Sw</text:p>
          </table:table-cell>
          <table:table-cell table:style-name="Default" office:value-type="string" calcext:value-type="string">
            <text:p>So</text:p>
          </table:table-cell>
        </table:table-row>
        <table:table-row table:style-name="ro2">
          <table:table-cell office:value-type="float" office:value="10334.2" calcext:value-type="float">
            <text:p>10334.2</text:p>
          </table:table-cell>
          <table:table-cell office:value-type="float" office:value="59" calcext:value-type="float">
            <text:p>59</text:p>
          </table:table-cell>
          <table:table-cell table:style-name="ce3"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0342.7" calcext:value-type="float">
            <text:p>10342.7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0350.4" calcext:value-type="float">
            <text:p>10350.4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0357.6" calcext:value-type="float">
            <text:p>10357.6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0367.1" calcext:value-type="float">
            <text:p>10367.1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0373.4" calcext:value-type="float">
            <text:p>10373.4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10382.6" calcext:value-type="float">
            <text:p>10382.6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0391.5" calcext:value-type="float">
            <text:p>10391.5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10397.5" calcext:value-type="float">
            <text:p>10397.5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0401.2" calcext:value-type="float">
            <text:p>10401.2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0426.6" calcext:value-type="float">
            <text:p>10426.6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0484.5" calcext:value-type="float">
            <text:p>10484.5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10489.8" calcext:value-type="float">
            <text:p>10489.8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0500.4" calcext:value-type="float">
            <text:p>10500.4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10509.3" calcext:value-type="float">
            <text:p>10509.3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0515.3" calcext:value-type="float">
            <text:p>10515.3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10521.9" calcext:value-type="float">
            <text:p>10521.9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0529.9" calcext:value-type="float">
            <text:p>10529.9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10537.6" calcext:value-type="float">
            <text:p>10537.6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10546.1" calcext:value-type="float">
            <text:p>10546.1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2">
          <table:table-cell office:value-type="float" office:value="10554.1" calcext:value-type="float">
            <text:p>10554.1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10562.9" calcext:value-type="float">
            <text:p>10562.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0569.7" calcext:value-type="float">
            <text:p>10569.7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0572.6" calcext:value-type="float">
            <text:p>10572.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10580.2" calcext:value-type="float">
            <text:p>10580.2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10586.8" calcext:value-type="float">
            <text:p>10586.8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10595.1" calcext:value-type="float">
            <text:p>10595.1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10603.4" calcext:value-type="float">
            <text:p>10603.4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10611.1" calcext:value-type="float">
            <text:p>10611.1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10618.9" calcext:value-type="float">
            <text:p>10618.9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10626.3" calcext:value-type="float">
            <text:p>10626.3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10635.2" calcext:value-type="float">
            <text:p>10635.2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0642.3" calcext:value-type="float">
            <text:p>10642.3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10649.6" calcext:value-type="float">
            <text:p>10649.6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10655.3" calcext:value-type="float">
            <text:p>10655.3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10662.5" calcext:value-type="float">
            <text:p>10662.5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10669.5" calcext:value-type="float">
            <text:p>10669.5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10676.3" calcext:value-type="float">
            <text:p>10676.3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10683.3" calcext:value-type="float">
            <text:p>10683.3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10694.1" calcext:value-type="float">
            <text:p>10694.1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0702.1" calcext:value-type="float">
            <text:p>10702.1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10709.1" calcext:value-type="float">
            <text:p>10709.1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10716.2" calcext:value-type="float">
            <text:p>10716.2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10724.1" calcext:value-type="float">
            <text:p>10724.1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0732" calcext:value-type="float">
            <text:p>10732.0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10738.8" calcext:value-type="float">
            <text:p>10738.8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0745.5" calcext:value-type="float">
            <text:p>10745.5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0754.5" calcext:value-type="float">
            <text:p>10754.5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0762.6" calcext:value-type="float">
            <text:p>10762.6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0770.1" calcext:value-type="float">
            <text:p>10770.1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0776.9" calcext:value-type="float">
            <text:p>10776.9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10784.9" calcext:value-type="float">
            <text:p>10784.9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0791.4" calcext:value-type="float">
            <text:p>10791.4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10799.2" calcext:value-type="float">
            <text:p>10799.2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10806.1" calcext:value-type="float">
            <text:p>10806.1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text>£ </number:text>
      <number:number number:decimal-places="0" loext:min-decimal-places="0" number:min-integer-digits="1" number:grouping="true"/>
    </number:number-style>
    <number:number-style style:name="N133">
      <number:text>-£ 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text>£ </number:text>
      <number:number number:decimal-places="0" loext:min-decimal-places="0" number:min-integer-digits="1" number:grouping="true"/>
    </number:number-style>
    <number:number-style style:name="N134">
      <style:text-properties fo:color="#ff0000"/>
      <number:text>-£ 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text>£ </number:text>
      <number:number number:decimal-places="2" loext:min-decimal-places="2" number:min-integer-digits="1" number:grouping="true"/>
    </number:number-style>
    <number:number-style style:name="N135">
      <number:text>-£ 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text>£ </number:text>
      <number:number number:decimal-places="2" loext:min-decimal-places="2" number:min-integer-digits="1" number:grouping="true"/>
    </number:number-style>
    <number:number-style style:name="N136">
      <style:text-properties fo:color="#ff0000"/>
      <number:text>-£ 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37P0" style:volatile="true">
      <loext:text> £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-£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2" style:volatile="true">
      <loext:text> £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£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£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text> £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">
      <number:number number:decimal-places="1" loext:min-decimal-places="1" number:min-integer-digits="1"/>
    </number:number-style>
    <number:number-style style:name="N142">
      <number:number number:decimal-places="3" loext:min-decimal-places="3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02:50:23.521971332</meta:creation-date>
    <dc:date>2019-10-28T02:51:28.423187462</dc:date>
    <meta:editing-duration>PT1M5S</meta:editing-duration>
    <meta:editing-cycles>1</meta:editing-cycles>
    <meta:document-statistic meta:table-count="1" meta:cell-count="168" meta:object-count="0"/>
    <meta:generator>LibreOffice/6.0.7.3$Linux_X86_64 LibreOffice_project/00m0$Build-3</meta:generator>
  </office:meta>
</office:document-meta>
</file>